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7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SAPH AND THE EVIL ONES (73:1-2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SAPH AND THE EVIL ONES (73:1-2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onsternation (73:1-20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consternation (73:1-20):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prosperity of the godless (73:3-12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prosperity of the godless (73:3-12)<text:s text:c="1"/></text:span><text:span text:style-name="a462" text:class-names=""/></text:p>
          </draw:text-box>
          <svg:title/>
          <svg:desc/>
        </draw:frame>
        <draw:frame draw:id="id90" presentation:style-name="a483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y enjoy health and wealth (73:3-4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y have no worries or problems (73:5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They are proud and cruel (73:6)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They have everything (73:7).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1"/>They are arrogant toward God and people (73:8-12).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5" draw:style-name="a484" draw:master-page-name="Master1-Layout12-tx-Title-and-Text" presentation:presentation-page-layout-name="Master1-PPL12" draw:id="Slide-260">
        <draw:frame draw:id="id91" presentation:style-name="a488" draw:name="Title 1" svg:x="1.38in" svg:y="0.4in" svg:width="10.6in" svg:height="1.44965in" presentation:class="title" presentation:placeholder="false">
          <draw:text-box>
            <text:p text:style-name="a487" text:class-names="" text:cond-style-name=""><text:span text:style-name="a485" text:class-names=""><text:s text:c="1"/>The consternation (73:1-20):<text:s text:c="1"/></text:span><text:span text:style-name="a486" text:class-names=""/></text:p>
          </draw:text-box>
          <svg:title/>
          <svg:desc/>
        </draw:frame>
        <draw:frame draw:id="id92" presentation:style-name="a498" draw:name="Text Placeholder 2" svg:x="1.38in" svg:y="2in" svg:width="9.4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<text:s text:c="1"/>The prosperity of the godless (73:3-12)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The pain of the godly (73:1-2, 13-16)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6" draw:style-name="a499" draw:master-page-name="Master1-Layout12-tx-Title-and-Text" presentation:presentation-page-layout-name="Master1-PPL12" draw:id="Slide-261">
        <draw:frame draw:id="id93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<text:s text:c="1"/>The pain of the godly (73:1-2, 13-16)<text:s text:c="1"/></text:span><text:span text:style-name="a501" text:class-names=""/></text:p>
          </draw:text-box>
          <svg:title/>
          <svg:desc/>
        </draw:frame>
        <draw:frame draw:id="id94" presentation:style-name="a516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<text:s text:c="1"/>He feels like he is about to fall off a cliff (73:1-2).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His life of purity seems unrewarded (73:13).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He is constantly plagued with problems (73:14-16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7" draw:style-name="a517" draw:master-page-name="Master1-Layout12-tx-Title-and-Text" presentation:presentation-page-layout-name="Master1-PPL12" draw:id="Slide-262">
        <draw:frame draw:id="id95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<text:s text:c="1"/>The consternation (73:1-20):<text:s text:c="1"/></text:span><text:span text:style-name="a519" text:class-names=""/></text:p>
          </draw:text-box>
          <svg:title/>
          <svg:desc/>
        </draw:frame>
        <draw:frame draw:id="id96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 prosperity of the godless (73:3-12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pain of the godly (73:1-2, 13-16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8" draw:style-name="a532" draw:master-page-name="Master1-Layout12-tx-Title-and-Text" presentation:presentation-page-layout-name="Master1-PPL12" draw:id="Slide-263">
        <draw:frame draw:id="id97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ASAPH AND THE EVIL ONES (73:1-20)<text:s text:c="1"/></text:span><text:span text:style-name="a534" text:class-names=""/></text:p>
          </draw:text-box>
          <svg:title/>
          <svg:desc/>
        </draw:frame>
        <draw:frame draw:id="id98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The consternation (73:1-20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 clarification (73:17-20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9" draw:style-name="a547" draw:master-page-name="Master1-Layout12-tx-Title-and-Text" presentation:presentation-page-layout-name="Master1-PPL12" draw:id="Slide-264">
        <draw:frame draw:id="id99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The clarification (73:17-20):<text:s text:c="1"/></text:span><text:span text:style-name="a549" text:class-names=""/></text:p>
          </draw:text-box>
          <svg:title/>
          <svg:desc/>
        </draw:frame>
        <draw:frame draw:id="id100" presentation:style-name="a561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The place of this revelation (73:17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The particulars of this revelation (73:18-20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The particulars of this revelation (73:18-20)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The wicked are on a slippery path to destruction (73:18-19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present life of the wicked is but a dream (73:20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The clarification (73:17-20):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place of this revelation (73:17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particulars of this revelation (73:18-20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ASAPH AND THE EVIL ONES (73:1-20)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consternation (73:1-20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clarification (73:17-20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PSALM 73<text:s text:c="1"/></text:span><text:span text:style-name="a609" text:class-names=""/></text:p>
          </draw:text-box>
          <svg:title/>
          <svg:desc/>
        </draw:frame>
        <draw:frame draw:id="id108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ASAPH AND THE EVIL ONES (73:1-20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ASAPH AND THE EXALTED ONE (73:21-28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4" draw:style-name="a622" draw:master-page-name="Master1-Layout12-tx-Title-and-Text" presentation:presentation-page-layout-name="Master1-PPL12" draw:id="Slide-269">
        <draw:frame draw:id="id109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ASAPH AND THE EXALTED ONE (73:21-28):<text:s text:c="1"/></text:span><text:span text:style-name="a624" text:class-names=""/></text:p>
          </draw:text-box>
          <svg:title/>
          <svg:desc/>
        </draw:frame>
        <draw:frame draw:id="id110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God is guiding him (73:21-24).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God is watching over him (73:25-28).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5" draw:style-name="a637" draw:master-page-name="Master1-Layout12-tx-Title-and-Text" presentation:presentation-page-layout-name="Master1-PPL12" draw:id="Slide-270">
        <draw:frame draw:id="id111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PSALM 73<text:s text:c="1"/></text:span><text:span text:style-name="a639" text:class-names=""/></text:p>
          </draw:text-box>
          <svg:title/>
          <svg:desc/>
        </draw:frame>
        <draw:frame draw:id="id112" presentation:style-name="a651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ASAPH AND THE EVIL ONES (73:1-20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ASAPH AND THE EXALTED ONE (73:21-28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3 </dc:title>
    <meta:initial-creator>David STRICKLAND</meta:initial-creator>
    <dc:creator>David STRICKLAND</dc:creator>
    <meta:creation-date>2020-02-23T23:19:45Z</meta:creation-date>
    <dc:date>2020-02-23T23:19:45Z</dc:date>
    <meta:template xlink:href="BibleStudy" xlink:type="simple"/>
    <meta:editing-cycles>1</meta:editing-cycles>
    <meta:editing-duration>PT0S</meta:editing-duration>
    <meta:document-statistic meta:paragraph-count="46" meta:word-count="377"/>
  </office:meta>
</office:document-meta>
</file>